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4pt" style:font-size-asian="24pt" style:font-size-complex="32pt"/>
    </style:style>
    <style:style style:name="T1" style:family="text">
      <style:text-properties fo:font-size="24pt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QLite, introduzione, comandi e trigger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zione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1">SQLite è un Relational DBMS embedded considerato il motore di database più diffuso al mondo.</text:span></text:p>
              </text:list-item>
              <text:list-item>
                <text:p text:style-name="P3"><text:span text:style-name="T1">Si tratta di una libreria software che deve essere inclusa in un’applicazione e <text:s/>permette la gestione di database.</text:span></text:p>
              </text:list-item>
              <text:list-item>
                <text:p text:style-name="P3"><text:span text:style-name="T1">È un progetto in continua espansione che mette a disposizione molti aspetti dei moderni DBMS: View, Trigger, transazioni, indici oltre al comunissimo e comodissimo interfacciamento con linguaggio SQL.</text:span></text:p>
              </text:list-item>
              <text:list-item>
                <text:p text:style-name="P3"><text:span text:style-name="T1">La versione corrente di sqlite è sqlite3 ed è disponibile su tutti i sistemi operativi principali quali Windows, Linux, Mac OS X e Android e su alcuni di essi come Android è il DBMS utilizzato di defa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pre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qlite3 oltre ad essere la libreria per utilizzarlo è anche il suo stesso interprete e funziona tramite linea di comando. </text:p>
              </text:list-item>
              <text:list-item>
                <text:p>Essendo utilizzabile solo tramite linea di comando è alquanto scomodo nell’inserimento dei dai e per ovviare a questo sono nate diverse interfacce grafiche come Sqliteman e Sqlite-browser per <text:s/>personal computer o SQLiteManager per Androi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andi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2:22:20.575000000</meta:creation-date>
    <meta:editing-duration>P2DT5H20M17S</meta:editing-duration>
    <meta:editing-cycles>3</meta:editing-cycles>
    <meta:generator>LibreOffice/5.4.2.2$Windows_X86_64 LibreOffice_project/22b09f6418e8c2d508a9eaf86b2399209b0990f4</meta:generator>
    <dc:date>2018-01-28T11:31:33.658000000</dc:date>
    <meta:document-statistic meta:object-count="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